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erminus" svg:font-family="Terminu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193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333366" style:cell-protect="none" style:print-content="true" style:text-align-source="fix" style:repeat-content="false" style:vertical-align="middle"/>
      <style:paragraph-properties fo:text-align="end"/>
      <style:text-properties fo:color="#f9f9f9" style:font-name="Terminus" fo:font-size="10pt" style:font-size-asian="10pt" style:font-size-complex="10pt"/>
    </style:style>
    <style:style style:name="ce3" style:family="table-cell" style:parent-style-name="Default">
      <style:table-cell-properties fo:background-color="#333366" style:cell-protect="protected" style:print-content="true" style:text-align-source="fix" style:repeat-content="false" style:vertical-align="middle"/>
      <style:paragraph-properties fo:text-align="end"/>
      <style:text-properties fo:color="#ffffff" style:font-name="Terminus" fo:font-size="10pt" style:font-size-asian="10pt" style:font-size-complex="10pt"/>
    </style:style>
    <style:style style:name="ce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333366" style:cell-protect="none" style:print-content="true" style:text-align-source="fix" style:repeat-content="false" style:vertical-align="middle"/>
      <style:paragraph-properties fo:text-align="center"/>
      <style:text-properties fo:color="#ffffff" style:font-name="Terminu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8" style:family="table-cell" style:parent-style-name="Default">
      <style:table-cell-properties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10" style:family="table-cell" style:parent-style-name="Default">
      <style:table-cell-properties fo:background-color="#ffffff" style:cell-protect="none" style:print-content="true" style:vertical-align="middle"/>
      <style:text-properties fo:color="#000000" style:font-name="Terminus" fo:font-size="10pt" style:font-size-asian="10pt" style:font-size-complex="10pt"/>
    </style:style>
    <style:style style:name="ce11" style:family="table-cell" style:parent-style-name="Default" style:data-style-name="N84">
      <style:table-cell-properties fo:background-color="#ffffff" style:cell-protect="none" style:print-content="true" style:text-align-source="fix" style:repeat-content="false" style:vertical-align="middle"/>
      <style:paragraph-properties fo:text-align="start"/>
      <style:text-properties fo:color="#000000" style:font-name="Terminus" fo:font-size="10pt" style:font-size-asian="10pt" style:font-size-complex="10pt"/>
    </style:style>
    <style:style style:name="ce12" style:family="table-cell" style:parent-style-name="Default">
      <style:table-cell-properties fo:background-color="#333366" style:cell-protect="protected" style:print-content="true" style:vertical-align="middle"/>
      <style:text-properties fo:color="#ffffff" style:font-name="Terminus" fo:font-size="10pt" style:font-size-asian="10pt" style:font-size-complex="10pt"/>
    </style:style>
    <style:style style:name="ce13" style:family="table-cell" style:parent-style-name="Default">
      <style:table-cell-properties fo:border-bottom="0.0008in solid #000000" fo:border-left="none" fo:border-right="none" fo:border-top="0.0008in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333366" style:vertical-align="middle"/>
      <style:text-properties fo:color="#ffffff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Terminus" fo:font-size="10pt" style:font-size-asian="10pt" style:font-size-complex="10pt"/>
    </style:style>
    <style:style style:name="ce16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333366" style:cell-protect="protected" style:print-content="true" style:text-align-source="fix" style:repeat-content="false" style:vertical-align="middle"/>
      <style:paragraph-properties fo:text-align="center"/>
      <style:text-properties fo:color="#ffffff" style:font-name="Terminu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21" style:family="table-cell" style:parent-style-name="Default" style:data-style-name="N82">
      <style:text-properties fo:font-size="10pt" style:font-size-asian="10pt" style:font-size-complex="10pt"/>
    </style:style>
    <style:style style:name="ce22" style:family="table-cell" style:parent-style-name="Default" style:data-style-name="N117">
      <style:table-cell-properties fo:border="0.0008in solid #000000"/>
      <style:text-properties fo:font-size="10pt" style:font-size-asian="10pt" style:font-size-complex="10pt"/>
    </style:style>
    <style:style style:name="ce23" style:family="table-cell" style:parent-style-name="Default" style:data-style-name="N117">
      <style:text-properties fo:font-size="10pt" style:font-size-asian="10pt" style:font-size-complex="10pt"/>
    </style:style>
    <style:style style:name="ce24" style:family="table-cell" style:parent-style-name="Default" style:data-style-name="N117">
      <style:table-cell-properties style:vertical-align="middle"/>
      <style:text-properties fo:font-size="10pt" style:font-size-asian="10pt" style:font-size-complex="10pt"/>
    </style:style>
    <style:style style:name="ce25" style:family="table-cell" style:parent-style-name="Default" style:data-style-name="N32">
      <style:text-properties fo:font-size="10pt" style:font-size-asian="10pt" style:font-size-complex="10pt"/>
    </style:style>
    <style:style style:name="ce26" style:family="table-cell" style:parent-style-name="Default" style:data-style-name="N32"/>
    <style:style style:name="ce27" style:family="table-cell" style:parent-style-name="Default">
      <style:table-cell-properties fo:background-color="#333366" style:vertical-align="middle"/>
      <style:text-properties fo:color="#000000" fo:font-size="10pt" style:font-size-asian="10pt" style:font-size-complex="10pt"/>
    </style:style>
    <style:style style:name="ce28" style:family="table-cell" style:parent-style-name="Default">
      <style:table-cell-properties fo:background-color="#ffffff" style:cell-protect="none" style:print-content="true" style:text-align-source="fix" style:repeat-content="false" style:rotation-angle="270" style:rotation-align="none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29" style:family="table-cell" style:parent-style-name="Default">
      <style:table-cell-properties style:rotation-angle="90" style:rotation-align="none"/>
      <style:text-properties fo:font-size="10pt" style:font-size-asian="10pt" style:font-size-complex="10pt"/>
    </style:style>
    <style:style style:name="ce30" style:family="table-cell" style:parent-style-name="Default">
      <style:table-cell-properties style:vertical-align="middle"/>
      <style:text-properties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6"/>
        <table:table-column table:style-name="co5" table:default-cell-style-name="ce19"/>
        <table:table-column table:style-name="co6" table:default-cell-style-name="ce22"/>
        <table:table-column table:style-name="co7" table:default-cell-style-name="ce22"/>
        <table:table-column table:style-name="co8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wie</text:p>
          </table:table-cell>
          <table:table-cell table:style-name="ce10" office:value-type="string">
            <text:p>Manuel Breugelmans</text:p>
          </table:table-cell>
          <table:table-cell table:style-name="ce4"/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" office:value-type="string">
            <text:p>wat</text:p>
          </table:table-cell>
          <table:table-cell table:style-name="ce10" office:value-type="string">
            <text:p>Planning tsmells-viz</text:p>
          </table:table-cell>
          <table:table-cell table:style-name="ce4"/>
          <table:table-cell table:style-name="ce15" office:value-type="string">
            <text:p>Noot: 1 dag <text:s/>= 8 werkuur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" office:value-type="string">
            <text:p>opgesteld</text:p>
          </table:table-cell>
          <table:table-cell table:style-name="ce11" office:value-type="date" office:date-value="2008-03-01">
            <text:p>2008-03-01</text:p>
          </table:table-cell>
          <table:table-cell table:style-name="ce4"/>
          <table:table-cell table:style-name="ce15" office:value-type="string">
            <text:p><text:s text:c="9"/>1 week = 2 dagen</text:p>
          </table:table-cell>
          <table:table-cell table:style-name="ce17"/>
          <table:table-cell table:style-name="ce4" table:number-columns-repeated="3"/>
          <table:table-cell table:style-name="ce30"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wijziging</text:p>
          </table:table-cell>
          <table:table-cell table:style-name="ce11" office:value-type="date" office:date-value="2008-03-01">
            <text:p>2008-03-01</text:p>
          </table:table-cell>
          <table:table-cell table:style-name="ce4" table:number-columns-repeated="2"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17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"/>
          <table:table-cell table:style-name="ce5" office:value-type="string">
            <text:p>UC</text:p>
          </table:table-cell>
          <table:table-cell table:style-name="ce12" office:value-type="string">
            <text:p>Beschrijving</text:p>
          </table:table-cell>
          <table:table-cell table:style-name="ce14"/>
          <table:table-cell table:style-name="ce12" office:value-type="string">
            <text:p>Mijlpaal</text:p>
          </table:table-cell>
          <table:table-cell table:style-name="ce18" office:value-type="string">
            <text:p>#dagen</text:p>
          </table:table-cell>
          <table:table-cell table:style-name="ce18" office:value-type="string">
            <text:p>start</text:p>
          </table:table-cell>
          <table:table-cell table:style-name="ce18" office:value-type="string">
            <text:p>eind</text:p>
          </table:table-cell>
          <table:table-cell table:style-name="ce27"/>
          <table:table-cell table:number-columns-repeated="3"/>
        </table:table-row>
        <table:table-row table:style-name="ro1">
          <table:table-cell/>
          <table:table-cell table:style-name="ce1"/>
          <table:table-cell table:style-name="ce6"/>
          <table:table-cell table:style-name="ce1" table:number-columns-repeated="4"/>
          <table:table-cell table:style-name="ce21" table:number-columns-repeated="2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testsuite dump &amp; GDF generatie</text:p>
          </table:table-cell>
          <table:table-cell/>
          <table:table-cell office:value-type="string">
            <text:p>gdf-gen script</text:p>
          </table:table-cell>
          <table:table-cell office:value-type="float" office:value="2">
            <text:p>2</text:p>
          </table:table-cell>
          <table:table-cell office:value-type="date" office:date-value="2008-03-03">
            <text:p>03/03</text:p>
          </table:table-cell>
          <table:table-cell office:value-type="date" office:date-value="2008-03-09">
            <text:p>09/03</text:p>
          </table:table-cell>
          <table:table-cell table:style-name="ce28" office:value-type="string" table:number-columns-spanned="1" table:number-rows-spanned="6">
            <text:p>maar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3;06;07</text:p>
          </table:table-cell>
          <table:table-cell office:value-type="string">
            <text:p>tweaken graphs</text:p>
          </table:table-cell>
          <table:table-cell/>
          <table:table-cell office:value-type="string">
            <text:p>release 0.0.3</text:p>
          </table:table-cell>
          <table:table-cell office:value-type="float" office:value="1">
            <text:p>1</text:p>
          </table:table-cell>
          <table:table-cell office:value-type="date" office:date-value="2008-03-10">
            <text:p>10/03</text:p>
          </table:table-cell>
          <table:table-cell office:value-type="date" office:date-value="2008-03-13">
            <text:p>13/03</text:p>
          </table:table-cell>
          <table:covered-table-cell table:style-name="ce29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/>
          <table:table-cell office:value-type="string">
            <text:p>tsmells-stats fixes; [eager,general,dupl]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date" office:date-value="2008-03-14">
            <text:p>14/03</text:p>
          </table:table-cell>
          <table:table-cell office:value-type="date" office:date-value="2008-03-16">
            <text:p>16/03</text:p>
          </table:table-cell>
          <table:covered-table-cell table:style-name="ce29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filteren op smell type; test c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date" office:date-value="2008-03-17">
            <text:p>17/03</text:p>
          </table:table-cell>
          <table:table-cell office:value-type="date" office:date-value="2008-03-19">
            <text:p>19/03</text:p>
          </table:table-cell>
          <table:covered-table-cell table:style-name="ce29"/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1</text:p>
          </table:table-cell>
          <table:table-cell office:value-type="string">
            <text:p>smell indetikit</text:p>
          </table:table-cell>
          <table:table-cell/>
          <table:table-cell office:value-type="string">
            <text:p>release 0.0.4</text:p>
          </table:table-cell>
          <table:table-cell office:value-type="float" office:value="1">
            <text:p>1</text:p>
          </table:table-cell>
          <table:table-cell office:value-type="date" office:date-value="2008-03-20">
            <text:p>20/03</text:p>
          </table:table-cell>
          <table:table-cell office:value-type="date" office:date-value="2008-03-23">
            <text:p>23/03</text:p>
          </table:table-cell>
          <table:covered-table-cell table:style-name="ce29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/>
          <table:table-cell office:value-type="string">
            <text:p>toepassen op pmd, poco &amp; qca [qtunit]</text:p>
          </table:table-cell>
          <table:table-cell/>
          <table:table-cell office:value-type="string">
            <text:p>rapport</text:p>
          </table:table-cell>
          <table:table-cell office:value-type="float" office:value="2">
            <text:p>2</text:p>
          </table:table-cell>
          <table:table-cell office:value-type="date" office:date-value="2008-03-24">
            <text:p>24/03</text:p>
          </table:table-cell>
          <table:table-cell office:value-type="date" office:date-value="2008-03-30">
            <text:p>30/03</text:p>
          </table:table-cell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1"/>
          <table:table-cell table:style-name="ce9"/>
          <table:table-cell table:style-name="ce1" table:number-columns-repeated="3"/>
          <table:table-cell table:style-name="ce6"/>
          <table:table-cell table:style-name="ce23" table:number-columns-repeated="2"/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/>
          <table:table-cell office:value-type="string">
            <text:p>metriek informatie in GD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date" office:date-value="2008-03-31">
            <text:p>31/03</text:p>
          </table:table-cell>
          <table:table-cell office:value-type="date" office:date-value="2008-04-03">
            <text:p>03/04</text:p>
          </table:table-cell>
          <table:table-cell table:style-name="ce28" office:value-type="string" table:number-columns-spanned="1" table:number-rows-spanned="5">
            <text:p>apr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9</text:p>
          </table:table-cell>
          <table:table-cell office:value-type="string">
            <text:p>polymetric view test sui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date" office:date-value="2008-04-04">
            <text:p>04/04</text:p>
          </table:table-cell>
          <table:table-cell office:value-type="date" office:date-value="2008-04-06">
            <text:p>06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20</text:p>
          </table:table-cell>
          <table:table-cell office:value-type="string">
            <text:p>polymetric view smells</text:p>
          </table:table-cell>
          <table:table-cell/>
          <table:table-cell office:value-type="string">
            <text:p>release 0.0.5</text:p>
          </table:table-cell>
          <table:table-cell office:value-type="float" office:value="1">
            <text:p>1</text:p>
          </table:table-cell>
          <table:table-cell office:value-type="date" office:date-value="2008-04-07">
            <text:p>07/04</text:p>
          </table:table-cell>
          <table:table-cell office:value-type="date" office:date-value="2008-04-10">
            <text:p>10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8"/>
          <table:table-cell office:value-type="string">
            <text:p>tool paper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date" office:date-value="2008-04-11">
            <text:p>11/04</text:p>
          </table:table-cell>
          <table:table-cell office:value-type="date" office:date-value="2008-04-13">
            <text:p>13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8"/>
          <table:table-cell office:value-type="string">
            <text:p>tsmells-stats uitbreidingen / slip</text:p>
          </table:table-cell>
          <table:table-cell table:number-columns-repeated="2"/>
          <table:table-cell table:style-name="ce20" office:value-type="string">
            <text:p>x</text:p>
          </table:table-cell>
          <table:table-cell office:value-type="date" office:date-value="2008-04-14">
            <text:p>14/04</text:p>
          </table:table-cell>
          <table:table-cell office:value-type="date" office:date-value="2008-04-27">
            <text:p>27/04</text:p>
          </table:table-cell>
          <table:covered-table-cell office:value-type="string">
            <text:p>april</text:p>
          </table:covered-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9"/>
          <table:table-cell table:style-name="ce4" table:number-columns-repeated="3"/>
          <table:table-cell table:style-name="ce9"/>
          <table:table-cell table:style-name="ce24" table:number-columns-repeated="2"/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05;08;09</text:p>
          </table:table-cell>
          <table:table-cell office:value-type="string">
            <text:p>metriek tabellen &amp; grafieke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date" office:date-value="2008-04-28">
            <text:p>28/04</text:p>
          </table:table-cell>
          <table:table-cell office:value-type="date" office:date-value="2008-05-07">
            <text:p>07/05</text:p>
          </table:table-cell>
          <table:table-cell table:style-name="ce28" office:value-type="string" table:number-columns-spanned="1" table:number-rows-spanned="5">
            <text:p>me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9;20</text:p>
          </table:table-cell>
          <table:table-cell office:value-type="string">
            <text:p>verfijnen polymetric</text:p>
          </table:table-cell>
          <table:table-cell/>
          <table:table-cell office:value-type="string">
            <text:p>release 0.0.6</text:p>
          </table:table-cell>
          <table:table-cell office:value-type="float" office:value="1">
            <text:p>1</text:p>
          </table:table-cell>
          <table:table-cell office:value-type="date" office:date-value="2008-05-08">
            <text:p>08/05</text:p>
          </table:table-cell>
          <table:table-cell office:value-type="date" office:date-value="2008-05-11">
            <text:p>11/05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8"/>
          <table:table-cell office:value-type="string">
            <text:p>uitstaande defecten verhelp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date" office:date-value="2008-05-12">
            <text:p>12/05</text:p>
          </table:table-cell>
          <table:table-cell office:value-type="date" office:date-value="2008-05-15">
            <text:p>15/05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8"/>
          <table:table-cell office:value-type="string">
            <text:p>acceptance tests</text:p>
          </table:table-cell>
          <table:table-cell/>
          <table:table-cell office:value-type="string">
            <text:p>release 0.1</text:p>
          </table:table-cell>
          <table:table-cell office:value-type="float" office:value="1">
            <text:p>1</text:p>
          </table:table-cell>
          <table:table-cell office:value-type="date" office:date-value="2008-05-16">
            <text:p>16/05</text:p>
          </table:table-cell>
          <table:table-cell office:value-type="date" office:date-value="2008-05-18">
            <text:p>18/05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8"/>
          <table:table-cell office:value-type="string">
            <text:p>polish / slip</text:p>
          </table:table-cell>
          <table:table-cell table:number-columns-repeated="2"/>
          <table:table-cell table:style-name="ce20" office:value-type="string">
            <text:p>x</text:p>
          </table:table-cell>
          <table:table-cell office:value-type="date" office:date-value="2008-05-19">
            <text:p>19/05</text:p>
          </table:table-cell>
          <table:table-cell office:value-type="date" office:date-value="2008-05-25">
            <text:p>25/05</text:p>
          </table:table-cell>
          <table:covered-table-cell/>
          <table:table-cell table:number-columns-repeated="3"/>
        </table:table-row>
        <table:table-row table:style-name="ro1" table:number-rows-repeated="2">
          <table:table-cell/>
          <table:table-cell table:style-name="ce1" table:number-columns-repeated="5"/>
          <table:table-cell table:style-name="ce6"/>
          <table:table-cell table:style-name="ce23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style-name="ce6"/>
          <table:table-cell table:style-name="ce25" table:number-columns-repeated="2"/>
          <table:table-cell table:number-columns-repeated="4"/>
        </table:table-row>
        <table:table-row table:style-name="ro1" table:number-rows-repeated="4">
          <table:table-cell/>
          <table:table-cell table:style-name="ce1" table:number-columns-repeated="6"/>
          <table:table-cell table:style-name="ce25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6"/>
          <table:table-cell table:style-name="ce26"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26" table:number-columns-repeated="2"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erminus" svg:font-family="Terminu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Terminus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8.2701in" style:num-format="1" style:print-orientation="landscape" fo:margin-top="0.9098in" fo:margin-bottom="0.7874in" fo:margin-left="1.7902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2">03/02/2008</text:date>, <text:time>18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initial-creator>Manuel Breugelmans</meta:initial-creator>
    <meta:creation-date>2008-03-01T14:23:40</meta:creation-date>
    <dc:date>2008-03-02T18:02:13</dc:date>
    <meta:editing-cycles>6</meta:editing-cycles>
    <meta:editing-duration>PT9M25S</meta:editing-duration>
    <meta:user-defined meta:name="Info 1"/>
    <meta:user-defined meta:name="Info 2"/>
    <meta:user-defined meta:name="Info 3"/>
    <meta:user-defined meta:name="Info 4"/>
    <meta:document-statistic meta:table-count="3" meta:cell-count="116"/>
  </office:meta>
</office:document-meta>
</file>